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measure" style:list-style-name="L1">
      <style:graphic-properties draw:textarea-vertical-align="middle" draw:line-distance="1.435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66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9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12cm" fo:min-width="0cm"/>
    </style:style>
    <style:style style:name="gr18" style:family="graphic" style:parent-style-name="measure" style:list-style-name="L1">
      <style:graphic-properties draw:textarea-vertical-align="middle" draw:line-distance="0.798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75cm" fo:min-width="0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22pt" style:font-size-complex="22pt"/>
    </style:style>
    <style:style style:name="P9" style:family="paragraph">
      <style:paragraph-properties fo:text-align="center"/>
      <style:text-properties fo:font-size="14pt" style:font-size-asian="22pt" style:font-size-complex="22pt"/>
    </style:style>
    <style:style style:name="P10" style:family="paragraph"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-33% 58%" style:font-name="Arial" fo:font-size="14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position="-33% 58%" fo:font-size="11pt" style:font-size-asian="11pt" style:font-size-complex="11pt"/>
    </style:style>
    <style:style style:name="T9" style:family="text">
      <style:text-properties style:text-position="0% 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51cm" svg:height="1.778cm" svg:x="2.828cm" svg:y="2.766cm">
            <text:p text:style-name="P1"><text:span text:style-name="T1">0</text:span></text:p>
            <text:p text:style-name="P1"><text:span text:style-name="T1">RSSI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4.479cm" svg:y="2.766cm">
            <text:p text:style-name="P1"><text:span text:style-name="T1">1</text:span></text:p>
            <text:p text:style-name="P1"><text:span text:style-name="T1">Sync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6.086cm" svg:y="2.778cm">
            <text:p text:style-name="P1"><text:span text:style-name="T1">2</text:span></text:p>
            <text:p text:style-name="P1"><text:span text:style-name="T1">D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651cm" svg:height="1.778cm" svg:x="7.729cm" svg:y="2.766cm">
            <text:p text:style-name="P1"><text:span text:style-name="T1">3</text:span></text:p>
            <text:p text:style-name="P1"><text:span text:style-name="T1">D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9.38cm" svg:y="2.766cm">
            <text:p text:style-name="P1"><text:span text:style-name="T1">4</text:span></text:p>
            <text:p text:style-name="P1"><text:span text:style-name="T1">D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10.987cm" svg:y="2.778cm">
            <text:p text:style-name="P1"><text:span text:style-name="T1">5</text:span></text:p>
            <text:p text:style-name="P1"><text:span text:style-name="T1">D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651cm" svg:height="1.778cm" svg:x="12.586cm" svg:y="2.778cm">
            <text:p text:style-name="P1"><text:span text:style-name="T1">6</text:span></text:p>
            <text:p text:style-name="P1"><text:span text:style-name="T1">D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651cm" svg:height="1.778cm" svg:x="14.229cm" svg:y="2.766cm">
            <text:p text:style-name="P1"><text:span text:style-name="T1">7</text:span></text:p>
            <text:p text:style-name="P1"><text:span text:style-name="T1">D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15.88cm" svg:y="2.766cm">
            <text:p text:style-name="P1"><text:span text:style-name="T1">8</text:span></text:p>
            <text:p text:style-name="P1"><text:span text:style-name="T1">D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51cm" svg:height="1.778cm" svg:x="17.487cm" svg:y="2.778cm">
            <text:p text:style-name="P1"><text:span text:style-name="T1">9</text:span></text:p>
            <text:p text:style-name="P1"><text:span text:style-name="T1">D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13.462cm" svg:height="1.778cm" svg:x="5.191cm" svg:y="9.093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7.83cm" svg:height="0.962cm" svg:x="2.06cm" svg:y="1.562cm">
          <draw:text-box>
            <text:p>Slot Sequence in a Frame</text:p>
          </draw:text-box>
        </draw:frame>
        <draw:frame draw:style-name="gr4" draw:layer="layout" svg:width="2.159cm" svg:height="0.962cm" svg:x="2.016cm" svg:y="7.696cm">
          <draw:text-box>
            <text:p>Sync</text:p>
          </draw:text-box>
        </draw:frame>
        <draw:frame draw:style-name="gr5" draw:layer="layout" svg:width="2.667cm" svg:height="0.962cm" svg:x="2.143cm" svg:y="9.528cm">
          <draw:text-box>
            <text:p>Ground</text:p>
          </draw:text-box>
        </draw:frame>
        <draw:frame draw:style-name="gr6" draw:layer="layout" svg:width="2.667cm" svg:height="1.012cm" svg:x="2.27cm" svg:y="12.649cm">
          <draw:text-box>
            <text:p>Balloon</text:p>
          </draw:text-box>
        </draw:frame>
        <draw:measure draw:style-name="gr7" draw:text-style-name="P3" draw:layer="measurelines" svg:x1="19.034cm" svg:y1="4.826cm" svg:x2="2.778cm" svg:y2="4.826cm">
          <text:p text:style-name="P3"><text:span text:style-name="T2">10 sec</text:span><text:span text:style-name="T2"><text:measure text:kind="gap"/></text:span></text:p>
        </draw:measure>
        <draw:measure draw:style-name="gr8" draw:text-style-name="P1" draw:layer="measurelines" svg:x1="6.08cm" svg:y1="4.699cm" svg:x2="4.556cm" svg:y2="4.699cm">
          <text:p text:style-name="P4"><text:span text:style-name="T2">1 sec</text:span><text:span text:style-name="T2"><text:measure text:kind="gap"/></text:span></text:p>
        </draw:measure>
        <draw:g>
          <draw:custom-shape draw:style-name="gr9" draw:text-style-name="P5" draw:layer="layout" svg:width="0.969cm" svg:height="1.778cm" svg:x="5.191cm" svg:y="9.093cm">
            <text:p text:style-name="P1"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1.678cm" svg:height="1.016cm" draw:transform="rotate (1.5707963267949) translate (5.191cm 10.871cm)">
            <draw:text-box>
              <text:p><text:span text:style-name="T3">Setup</text:span></text:p>
            </draw:text-box>
          </draw:frame>
        </draw:g>
        <draw:custom-shape draw:style-name="gr11" draw:text-style-name="P1" draw:layer="layout" svg:width="5.715cm" svg:height="1.778cm" svg:x="6.207cm" svg:y="9.093cm">
          <text:p text:style-name="P1">TX: Gnd Msg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4.046cm" svg:height="1.778cm" svg:x="5.191cm" svg:y="12.093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0.635cm" svg:height="1.778cm" svg:x="5.191cm" svg:y="12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6" draw:layer="layout" svg:width="1.678cm" svg:height="0.666cm" draw:transform="rotate (1.5707963267949) translate (5.191cm 13.771cm)">
            <draw:text-box>
              <text:p><text:span text:style-name="T3">Setup</text:span></text:p>
            </draw:text-box>
          </draw:frame>
        </draw:g>
        <draw:custom-shape draw:style-name="gr11" draw:text-style-name="P1" draw:layer="layout" svg:width="6.096cm" svg:height="1.778cm" svg:x="5.826cm" svg:y="12.093cm">
          <text:p text:style-name="P1">RX: Gnd Msg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0.503cm" svg:height="1.778cm" svg:x="11.648cm" svg:y="9.0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6" draw:layer="layout" svg:width="1.678cm" svg:height="0.666cm" draw:transform="rotate (1.5707963267949) translate (11.648cm 10.771cm)">
            <draw:text-box>
              <text:p><text:span text:style-name="T3">Setup</text:span></text:p>
            </draw:text-box>
          </draw:frame>
        </draw:g>
        <draw:custom-shape draw:style-name="gr11" draw:text-style-name="P1" draw:layer="layout" svg:width="7.112cm" svg:height="1.778cm" svg:x="12.176cm" svg:y="9.093cm">
          <text:p text:style-name="P1">RX: Ack Ms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23cm" svg:height="1.778cm" svg:x="12.43cm" svg:y="12.093cm">
          <text:p text:style-name="P1">TX: Ack Ms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046cm" svg:height="1.778cm" svg:x="5.191cm" svg:y="18.294cm">
          <text:p text:style-name="P1"><text:span text:style-name="T1">Sample N channels in sequence M times</text:span></text:p>
          <text:p text:style-name="P1"><text:span text:style-name="T1">Maintain N sums (M &amp; N TBD) </text:span></text:p>
          <draw:enhanced-geometry svg:viewBox="0 0 21600 21600" draw:type="rectangle" draw:enhanced-path="M 0 0 L 21600 0 21600 21600 0 21600 0 0 Z N"/>
        </draw:custom-shape>
        <draw:frame draw:style-name="gr4" draw:layer="layout" svg:width="2.159cm" svg:height="0.962cm" svg:x="2.397cm" svg:y="16.656cm">
          <draw:text-box>
            <text:p>RSSI</text:p>
          </draw:text-box>
        </draw:frame>
        <draw:frame draw:style-name="gr5" draw:layer="layout" svg:width="2.667cm" svg:height="0.962cm" svg:x="2.143cm" svg:y="18.729cm">
          <draw:text-box>
            <text:p>Ground</text:p>
          </draw:text-box>
        </draw:frame>
        <draw:frame draw:style-name="gr6" draw:layer="layout" svg:width="2.667cm" svg:height="1.012cm" svg:x="2.27cm" svg:y="22.85cm">
          <draw:text-box>
            <text:p>Balloon</text:p>
          </draw:text-box>
        </draw:frame>
        <draw:g>
          <draw:custom-shape draw:style-name="gr9" draw:text-style-name="P5" draw:layer="layout" svg:width="0.635cm" svg:height="1.778cm" svg:x="5.191cm" svg:y="18.29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678cm" svg:height="0.666cm" draw:transform="rotate (1.5707963267949) translate (5.191cm 19.972cm)">
            <draw:text-box>
              <text:p><text:span text:style-name="T3">Setup</text:span></text:p>
            </draw:text-box>
          </draw:frame>
        </draw:g>
        <draw:custom-shape draw:style-name="gr12" draw:text-style-name="P2" draw:layer="layout" svg:width="14.046cm" svg:height="1.778cm" svg:x="5.191cm" svg:y="22.294cm">
          <text:p text:style-name="P1"><text:span text:style-name="T1">Sample N channels in sequence M times</text:span></text:p>
          <text:p text:style-name="P1"><text:span text:style-name="T1">Maintain N sums (M &amp; N TBD) 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5" draw:layer="layout" svg:width="0.635cm" svg:height="1.778cm" svg:x="5.191cm" svg:y="22.29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678cm" svg:height="0.666cm" draw:transform="rotate (1.5707963267949) translate (5.191cm 23.972cm)">
            <draw:text-box>
              <text:p><text:span text:style-name="T3">Setup</text:span></text:p>
            </draw:text-box>
          </draw:frame>
        </draw:g>
        <draw:g>
          <draw:custom-shape draw:style-name="gr9" draw:text-style-name="P5" draw:layer="layout" svg:width="0.513cm" svg:height="1.778cm" svg:x="18.78cm" svg:y="22.28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1.677cm" svg:height="0.573cm" draw:transform="rotate (1.5707963267949) translate (18.767cm 23.963cm)">
            <draw:text-box>
              <text:p><text:span text:style-name="T4">Avg Calc</text:span></text:p>
            </draw:text-box>
          </draw:frame>
        </draw:g>
        <draw:g>
          <draw:custom-shape draw:style-name="gr9" draw:text-style-name="P5" draw:layer="layout" svg:width="0.513cm" svg:height="1.778cm" svg:x="18.781cm" svg:y="18.28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1.677cm" svg:height="0.573cm" draw:transform="rotate (1.5707963267949) translate (18.768cm 19.963cm)">
            <draw:text-box>
              <text:p><text:span text:style-name="T4">Avg Calc</text:span></text:p>
            </draw:text-box>
          </draw:frame>
        </draw:g>
        <draw:g>
          <draw:custom-shape draw:style-name="gr9" draw:text-style-name="P5" draw:layer="layout" svg:width="0.727cm" svg:height="1.778cm" svg:x="11.722cm" svg:y="12.09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1.678cm" svg:height="0.762cm" draw:transform="rotate (1.5707963267949) translate (11.722cm 13.871cm)">
            <draw:text-box>
              <text:p><text:span text:style-name="T3">Setup</text:span></text:p>
            </draw:text-box>
          </draw:frame>
        </draw:g>
        <draw:measure draw:style-name="gr8" draw:text-style-name="P9" draw:layer="measurelines" svg:x1="11.668cm" svg:y1="14.173cm" svg:x2="5.191cm" svg:y2="14.216cm">
          <text:p text:style-name="P8"><text:span text:style-name="T5">Measure T</text:span><text:span text:style-name="T6">bal</text:span></text:p>
        </draw:measure>
        <draw:measure draw:style-name="gr18" draw:text-style-name="P3" draw:layer="layout" svg:x1="11.668cm" svg:y1="10.998cm" svg:x2="5.192cm" svg:y2="11.016cm">
          <text:p text:style-name="P3"><text:span text:style-name="T5">T</text:span><text:span text:style-name="T6">gnd</text:span><text:span text:style-name="T6"><text:measure text:kind="gap"/></text:span></text:p>
        </draw:measure>
        <draw:frame draw:style-name="gr19" draw:text-style-name="P10" draw:layer="layout" svg:width="3.854cm" svg:height="1.225cm" svg:x="11.689cm" svg:y="14.261cm">
          <draw:text-box>
            <text:p><text:span text:style-name="T7">Set next interrupt</text:span></text:p>
            <text:p><text:span text:style-name="T7">Based on T</text:span><text:span text:style-name="T8">gnd</text:span><text:span text:style-name="T9"> &amp; T</text:span><text:span text:style-name="T8">bal</text:span></text:p>
          </draw:text-box>
        </draw:frame>
        <draw:line draw:style-name="gr20" draw:text-style-name="P1" draw:layer="layout" svg:x1="15.605cm" svg:y1="14.808cm" svg:x2="19.288cm" svg:y2="14.808cm">
          <text:p/>
        </draw:line>
        <draw:line draw:style-name="gr21" draw:text-style-name="P1" draw:layer="layout" svg:x1="19.288cm" svg:y1="14.173cm" svg:x2="19.288cm" svg:y2="15.443cm">
          <text:p/>
        </draw:line>
        <draw:frame draw:style-name="gr19" draw:text-style-name="P10" draw:layer="layout" svg:width="3.854cm" svg:height="1.225cm" svg:x="5.19cm" svg:y="24.462cm">
          <draw:text-box>
            <text:p><text:span text:style-name="T7">Set next interrupt</text:span></text:p>
            <text:p><text:span text:style-name="T7">To 1 second</text:span></text:p>
          </draw:text-box>
        </draw:frame>
        <draw:line draw:style-name="gr20" draw:text-style-name="P1" draw:layer="layout" svg:x1="9.128cm" svg:y1="24.968cm" svg:x2="19.288cm" svg:y2="24.968cm">
          <text:p/>
        </draw:line>
        <draw:line draw:style-name="gr21" draw:text-style-name="P1" draw:layer="layout" svg:x1="19.289cm" svg:y1="24.374cm" svg:x2="19.289cm" svg:y2="25.644cm">
          <text:p/>
        </draw:line>
        <draw:line draw:style-name="gr21" draw:text-style-name="P1" draw:layer="layout" svg:x1="5.191cm" svg:y1="24.206cm" svg:x2="5.191cm" svg:y2="25.349cm">
          <text:p/>
        </draw:line>
        <draw:frame draw:style-name="gr19" draw:text-style-name="P10" draw:layer="layout" svg:width="3.854cm" svg:height="1.225cm" svg:x="5.191cm" svg:y="20.463cm">
          <draw:text-box>
            <text:p><text:span text:style-name="T7">Set next interrupt</text:span></text:p>
            <text:p><text:span text:style-name="T7">To 1 second</text:span></text:p>
          </draw:text-box>
        </draw:frame>
        <draw:line draw:style-name="gr20" draw:text-style-name="P1" draw:layer="layout" svg:x1="9.129cm" svg:y1="20.969cm" svg:x2="19.289cm" svg:y2="20.969cm">
          <text:p/>
        </draw:line>
        <draw:line draw:style-name="gr21" draw:text-style-name="P1" draw:layer="layout" svg:x1="19.29cm" svg:y1="20.375cm" svg:x2="19.29cm" svg:y2="21.645cm">
          <text:p/>
        </draw:line>
        <draw:line draw:style-name="gr21" draw:text-style-name="P1" draw:layer="layout" svg:x1="5.192cm" svg:y1="20.207cm" svg:x2="5.192cm" svg:y2="21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u Nigra</meta:initial-creator>
    <meta:creation-date>2013-09-08T15:25:56.351927529</meta:creation-date>
    <dc:date>2013-09-13T12:28:07.913231458</dc:date>
    <dc:creator>Lou Nigra</dc:creator>
    <meta:editing-duration>PT15H28M52S</meta:editing-duration>
    <meta:editing-cycles>5</meta:editing-cycles>
    <meta:generator>LibreOffice/4.1.1.2$Linux_X86_64 LibreOffice_project/7e4286b58adc75a14f6d83f53a03b6c11fa2903</meta:generator>
    <meta:document-statistic meta:object-count="65"/>
  </office:meta>
</office:document-meta>
</file>